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2">
      <style:text-properties fo:language="en" fo:country="US" officeooo:rsid="001413de" officeooo:paragraph-rsid="001413de"/>
    </style:style>
    <style:style style:name="P5" style:family="paragraph" style:parent-style-name="Standard" style:list-style-name="L2">
      <style:text-properties fo:language="en" fo:country="US" officeooo:rsid="00146002" officeooo:paragraph-rsid="00146002"/>
    </style:style>
    <style:style style:name="P6" style:family="paragraph" style:parent-style-name="Standard" style:list-style-name="L1">
      <style:text-properties fo:language="en" fo:country="US" officeooo:rsid="00130e13" officeooo:paragraph-rsid="00130e13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8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T1" style:family="text">
      <style:text-properties fo:color="#666666" fo:font-style="italic" officeooo:rsid="00130e1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1657288407" text:style-name="L1">
        <text:list-item>
          <text:p text:style-name="P8">202002:</text:p>
        </text:list-item>
      </text:list>
      <text:list xml:id="list3678697366" text:style-name="L2">
        <text:list-item>
          <text:list>
            <text:list-item>
              <text:p text:style-name="P7">In git sync script (eRCaGuy_dotfiles/useful_scripts/sync_git_repo_to_build_machine.sh):</text:p>
              <text:list>
                <text:list-item>
                  <text:p text:style-name="P7">move definitions to top and running code to bottom</text:p>
                </text:list-item>
                <text:list-item>
                  <text:p text:style-name="P7">clean up the sourcing at the top, and the means of sourcing</text:p>
                </text:list-item>
                <text:list-item>
                  <text:p text:style-name="P7">rename script to “sync_git_repo_from_pc1_to_pc2.sh”</text:p>
                </text:list-item>
              </text:list>
            </text:list-item>
            <text:list-item>
              <text:p text:style-name="P5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</text:list>
        </text:list-item>
      </text:list>
      <text:list xml:id="list233654655325758" text:continue-list="list1657288407" text:style-name="L1">
        <text:list-item>
          <text:p text:style-name="P6">d</text:p>
        </text:list-item>
        <text:list-item>
          <text:p text:style-name="P6">d</text:p>
        </text:list-item>
        <text:list-item>
          <text:p text:style-name="P6">d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2-19T23:36:53.557179733</dc:date>
    <meta:editing-duration>PT29M40S</meta:editing-duration>
    <meta:editing-cycles>9</meta:editing-cycles>
    <meta:generator>LibreOffice/6.4.0.3$Linux_X86_64 LibreOffice_project/4c008856d7f83292dc6823d3bed76200cc9a2ba2</meta:generator>
    <meta:document-statistic meta:table-count="0" meta:image-count="0" meta:object-count="0" meta:page-count="1" meta:paragraph-count="26" meta:word-count="78" meta:character-count="362" meta:non-whitespace-character-count="327"/>
  </office:meta>
</office:document-meta>
</file>